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Montserrat" fo:font-weight="bold" style:font-weight-asian="bold" style:font-weight-complex="bold" fo:color="#FF0000" fo:font-size="48pt" style:font-size-asian="48pt" style:font-size-complex="48pt" fo:background-color="#FFFFFF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Montserrat" fo:color="#FF0000" fo:font-size="48pt" style:font-size-asian="48pt" style:font-size-complex="48pt" fo:background-color="#FFFF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Montserrat" fo:font-weight="bold" style:font-weight-asian="bold" style:font-weight-complex="bold" fo:font-style="italic" style:font-style-asian="italic" style:font-style-complex="italic" fo:color="#FF0000" fo:font-size="48pt" style:font-size-asian="48pt" style:font-size-complex="48pt" fo:background-color="#FFFFFF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6" style:parent-style-name="DefaultParagraphFont" style:family="text">
      <style:text-properties fo:font-size="22pt" style:font-size-asian="22pt" style:font-size-complex="22pt"/>
    </style:style>
    <style:style style:name="T7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22pt" style:font-size-asian="22pt" style:font-size-complex="22pt"/>
    </style:style>
    <style:style style:name="T9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0" style:parent-style-name="DefaultParagraphFont" style:family="text">
      <style:text-properties fo:font-size="22pt" style:font-size-asian="22pt" style:font-size-complex="22pt"/>
    </style:style>
    <style:style style:name="T11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2pt" style:font-size-asian="22pt" style:font-size-complex="22pt"/>
    </style:style>
    <style:style style:name="T1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4" style:parent-style-name="DefaultParagraphFont" style:family="text">
      <style:text-properties fo:font-size="22pt" style:font-size-asian="22pt" style:font-size-complex="22pt"/>
    </style:style>
    <style:style style:name="T15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22pt" style:font-size-asian="22pt" style:font-size-complex="22pt"/>
    </style:style>
    <style:style style:name="T17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8" style:parent-style-name="DefaultParagraphFont" style:family="text">
      <style:text-properties fo:font-size="22pt" style:font-size-asian="22pt" style:font-size-complex="22pt"/>
    </style:style>
    <style:style style:name="T19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T21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2" style:parent-style-name="DefaultParagraphFont" style:family="text">
      <style:text-properties fo:font-size="22pt" style:font-size-asian="22pt" style:font-size-complex="22pt"/>
    </style:style>
    <style:style style:name="T23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size="22pt" style:font-size-asian="22pt" style:font-size-complex="22pt"/>
    </style:style>
    <style:style style:name="T25" style:parent-style-name="DefaultParagraphFont" style:family="text">
      <style:text-properties fo:font-size="22pt" style:font-size-asian="22pt" style:font-size-complex="22pt"/>
    </style:style>
    <style:style style:name="T26" style:parent-style-name="DefaultParagraphFont" style:family="text">
      <style:text-properties fo:font-size="22pt" style:font-size-asian="22pt" style:font-size-complex="22pt"/>
    </style:style>
  </office:automatic-styles>
  <office:body>
    <office:text text:use-soft-page-breaks="true">
      <text:p text:style-name="P1"><text:span text:style-name="T2">relational</text:span><text:span text:style-name="T3"><text:s/></text:span><text:span text:style-name="T4">diagram</text:span></text:p>
      <text:p text:style-name="Normal"><text:span text:style-name="T5">Hotel</text:span><text:span text:style-name="T6">(</text:span><text:span text:style-name="T7">Hotel_ID</text:span><text:span text:style-name="T8">,Hotel_name,#Type_ID)<text:s/></text:span><text:span text:style-name="T9">Type</text:span><text:span text:style-name="T10">(</text:span><text:span text:style-name="T11">Type_ID</text:span><text:span text:style-name="T12">,Type_Name)<text:s/></text:span><text:span text:style-name="T13">Room</text:span><text:span text:style-name="T14">(</text:span><text:span text:style-name="T15">Room_ID</text:span><text:span text:style-name="T16">,Floor,#Hotel_ID,#Category_ID)<text:s/></text:span><text:span text:style-name="T17">Category</text:span><text:span text:style-name="T18">(</text:span><text:span text:style-name="T19">Category_ID</text:span><text:span text:style-name="T20">,Category_Name,Price,Beds_numbers)<text:s/></text:span><text:span text:style-name="T21">Employee</text:span><text:span text:style-name="T22">(</text:span><text:span text:style-name="T23">Employee_ID</text:span><text:span text:style-name="T24">,Employee_Name,Employee_Specialty,#</text:span><text:span text:style-name="T25">leader_</text:span><text:span text:style-name="T26">ID,#Hotel_ID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lem tlili</meta:initial-creator>
    <dc:creator>ahlem tlili</dc:creator>
    <meta:creation-date>2022-07-11T01:46:00Z</meta:creation-date>
    <dc:date>2022-07-11T01:51:00Z</dc:date>
    <meta:template xlink:href="Normal.dotm" xlink:type="simple"/>
    <meta:editing-cycles>3</meta:editing-cycles>
    <meta:editing-duration>PT120S</meta:editing-duration>
    <meta:document-statistic meta:page-count="1" meta:paragraph-count="1" meta:word-count="38" meta:character-count="252" meta:row-count="1" meta:non-whitespace-character-count="215"/>
  </office:meta>
</office:document-meta>
</file>